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language="bg" fo:country="BG" officeooo:rsid="00081626" officeooo:paragraph-rsid="00081626"/>
    </style:style>
    <style:style style:name="P2" style:family="paragraph" style:parent-style-name="Standard">
      <style:text-properties fo:language="en" fo:country="US" officeooo:rsid="00081626" officeooo:paragraph-rsid="00081626"/>
    </style:style>
    <style:style style:name="P3" style:family="paragraph" style:parent-style-name="Standard">
      <style:text-properties fo:language="en" fo:country="US" officeooo:rsid="000a9fea" officeooo:paragraph-rsid="000a9fea"/>
    </style:style>
    <style:style style:name="T1" style:family="text">
      <style:text-properties fo:language="en" fo:country="US"/>
    </style:style>
    <style:style style:name="T2" style:family="text">
      <style:text-properties fo:language="bg" fo:country="BG"/>
    </style:style>
    <style:style style:name="T3" style:family="text">
      <style:text-properties fo:language="bg" fo:country="BG" fo:font-weight="bold" style:font-weight-asian="bold" style:font-weight-complex="bold"/>
    </style:style>
    <style:style style:name="T4" style:family="text">
      <style:text-properties fo:language="bg" fo:country="BG" fo:font-weight="bold" officeooo:rsid="000a9fea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ъздават се две променливи <text:span text:style-name="T1">R </text:span>и <text:span text:style-name="T1">X.</text:span></text:p>
      <text:p text:style-name="P2">R <text:span text:style-name="T2">ще следи са конкретния капацитет при прекачване, а </text:span>X <text:span text:style-name="T2">ще бъде последния най-голям достигнат капацитет.</text:span></text:p>
      <text:p text:style-name="P2"><text:span text:style-name="T2"/></text:p>
      <text:p text:style-name="P3">R <text:span text:style-name="T2">ще започва от 0 и от него ще се изваждат слизащите на брой пътници, а качващите – ще се добавят към същата променлива.</text:span></text:p>
      <text:p text:style-name="P2"><text:span text:style-name="T2"/></text:p>
      <text:p text:style-name="P2">X <text:span text:style-name="T2">ще се променя само когато </text:span><text:span text:style-name="T3">е ПО–МАЛ</text:span><text:span text:style-name="T4">КА</text:span><text:span text:style-name="T2"> като стойност от </text:span>R.</text:p>
      <text:p text:style-name="P2"/>
      <text:p text:style-name="P1">Процедурата се изпълнява <text:span text:style-name="T5">докато</text:span> не свършат спирките на трамвая <text:span text:style-name="T1">(n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3:23:13.196000000</meta:creation-date>
    <dc:date>2025-01-30T13:26:38.356000000</dc:date>
    <meta:editing-duration>PT3M23S</meta:editing-duration>
    <meta:editing-cycles>3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5" meta:word-count="69" meta:character-count="381" meta:non-whitespace-character-count="317"/>
  </office:meta>
</office:document-meta>
</file>